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817cm"/>
    </style:style>
    <style:style style:name="pr2" style:family="presentation" style:parent-style-name="Default-subtitle">
      <style:graphic-properties draw:fill-color="#ffffff" draw:auto-grow-height="true" fo:min-height="15.08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4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41.315cm" svg:height="3.817cm" svg:x="-0.408cm" svg:y="-1.389cm" presentation:class="title" presentation:user-transformed="true">
          <draw:text-box>
            <text:p>12334567890qwertyuiopasdfghjklzxcvbnm1234567890</text:p>
          </draw:text-box>
        </draw:frame>
        <draw:frame presentation:style-name="pr2" draw:text-style-name="P1" draw:layer="layout" svg:width="36.575cm" svg:height="15.087cm" svg:x="2.032cm" svg:y="5.349cm" presentation:class="subtitle" presentation:placeholder="true">
          <draw:text-box/>
        </draw:frame>
        <draw:frame presentation:style-name="pr1" draw:layer="layout" svg:width="41.315cm" svg:height="3.817cm" svg:x="-0.407cm" svg:y="20.412cm" presentation:class="title" presentation:user-transformed="true">
          <draw:text-box>
            <text:p>12334567890qwertyuiopasdfghjklzxcvbnm123456789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5.087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17T12:27:39.55</meta:creation-date>
    <meta:editing-duration>PT5M39S</meta:editing-duration>
    <meta:editing-cycles>2</meta:editing-cycles>
    <dc:date>2022-12-17T12:32:47.91</dc:date>
    <meta:document-statistic meta:object-count="26"/>
    <meta:generator>OpenOffice/4.1.13$Win32 OpenOffice.org_project/4113m1$Build-9810</meta:generator>
  </office:meta>
</office:document-meta>
</file>